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[-0.108628 -0.24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24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4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4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4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4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4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23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3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3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3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3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3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22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2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2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2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2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2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21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1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1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1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1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1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20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20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20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20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20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20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18628 -0.19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28628 -0.19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38628 -0.19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48628 -0.19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58628 -0.199621 <text:s/>0.408165 <text:s/>0.438854 <text:s/>1.556069 -0.426963]</text:p>
          </table:table-cell>
        </table:table-row>
        <table:table-row table:style-name="ro1">
          <table:table-cell office:value-type="string" calcext:value-type="string">
            <text:p>[-0.168628 -0.199621 <text:s/>0.408165 <text:s/>0.438854 <text:s/>1.556069 -0.42696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5:39:36.305316431</meta:creation-date>
    <dc:date>2022-08-18T15:41:54.182258935</dc:date>
    <meta:editing-duration>PT2M18S</meta:editing-duration>
    <meta:editing-cycles>1</meta:editing-cycles>
    <meta:document-statistic meta:table-count="1" meta:cell-count="37" meta:object-count="0"/>
    <meta:generator>LibreOffice/6.4.7.2$Linux_X86_64 LibreOffice_project/40$Build-2</meta:generator>
  </office:meta>
</office:document-meta>
</file>